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svg:stroke-color="#0000ff" draw:fill="solid" draw:fill-color="#ffffff" draw:textarea-horizontal-align="justify" draw:textarea-vertical-align="middle" draw:auto-grow-height="false" fo:min-height="8.894cm" fo:min-width="12.835cm"/>
    </style:style>
    <style:style style:name="gr3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274cm" fo:min-width="11.438cm"/>
    </style:style>
    <style:style style:name="gr4" style:family="graphic" style:parent-style-name="standard">
      <style:graphic-properties svg:stroke-color="#66ff00" draw:fill="solid" draw:fill-color="#ffffff" draw:textarea-horizontal-align="justify" draw:textarea-vertical-align="middle" draw:auto-grow-height="false" fo:min-height="4.957cm" fo:min-width="11.438cm"/>
    </style:style>
    <style:style style:name="gr5" style:family="graphic" style:parent-style-name="standard">
      <style:graphic-properties draw:stroke="none" svg:stroke-color="#000000" draw:fill="none" draw:fill-color="#ffffff" fo:min-height="3.306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1.274cm" fo:min-width="2.4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9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10" style:family="graphic" style:parent-style-name="standard">
      <style:graphic-properties svg:stroke-color="#ffd320" draw:fill-color="#ffffff" draw:textarea-horizontal-align="justify" draw:textarea-vertical-align="middle" draw:auto-grow-height="false" fo:min-height="6.989cm" fo:min-width="10.93cm"/>
    </style:style>
    <style:style style:name="gr11" style:family="graphic" style:parent-style-name="standard">
      <style:graphic-properties svg:stroke-color="#ff00ff" draw:fill-color="#ffffff" draw:textarea-horizontal-align="justify" draw:textarea-vertical-align="middle" draw:auto-grow-height="false" fo:min-height="6.1cm" fo:min-width="9.66cm"/>
    </style:style>
    <style:style style:name="gr12" style:family="graphic" style:parent-style-name="standard">
      <style:graphic-properties svg:stroke-color="#66ffff" draw:fill-color="#ffffff" draw:textarea-horizontal-align="justify" draw:textarea-vertical-align="middle" draw:auto-grow-height="false" fo:min-height="2.163cm" fo:min-width="8.517cm"/>
    </style:style>
    <style:style style:name="gr13" style:family="graphic" style:parent-style-name="standard">
      <style:graphic-properties svg:stroke-color="#66ffff" draw:fill-color="#ffffff" draw:textarea-horizontal-align="justify" draw:textarea-vertical-align="middle" draw:auto-grow-height="false" fo:min-height="2.671cm" fo:min-width="8.5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text-properties fo:color="#ff9900"/>
    </style:style>
    <style:style style:name="P7" style:family="paragraph">
      <loext:graphic-properties draw:fill="none" draw:fill-color="#ffffff"/>
      <style:text-properties fo:color="#ff9900"/>
    </style:style>
    <style:style style:name="P8" style:family="paragraph">
      <loext:graphic-properties draw:fill="none" draw:fill-color="#ffffff"/>
      <style:text-properties fo:color="#66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36pt" style:font-size-asian="36pt" style:font-size-complex="36pt"/>
    </style:style>
    <style:style style:name="P11" style:family="paragraph">
      <loext:graphic-properties draw:fill="none" draw:fill-color="#ffffff"/>
      <style:text-properties fo:color="#cc00cc"/>
    </style:style>
    <style:style style:name="T1" style:family="text">
      <style:text-properties fo:color="#ff9900"/>
    </style:style>
    <style:style style:name="T2" style:family="text">
      <style:text-properties fo:color="#66ffff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c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1.905cm" svg:x="4.683cm" svg:y="15.859cm">
          <draw:text-box>
            <text:p/>
          </draw:text-box>
        </draw:frame>
        <draw:custom-shape draw:style-name="gr2" draw:text-style-name="P2" draw:layer="layout" svg:width="13.335cm" svg:height="9.144cm" svg:x="3.667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938cm" svg:height="1.524cm" svg:x="4.275cm" svg:y="3.613cm">
          <text:p text:style-name="P3">Subject Lin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38cm" svg:height="5.207cm" svg:x="4.302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414cm" svg:height="3.556cm" svg:x="4.937cm" svg:y="6.842cm">
          <draw:text-box>
            <text:p>Today I ate some #su</text:p>
          </draw:text-box>
        </draw:frame>
        <draw:custom-shape draw:style-name="gr6" draw:text-style-name="P5" draw:layer="layout" svg:width="2.964cm" svg:height="1.524cm" svg:x="10.355cm" svg:y="7.785cm">
          <text:p text:style-name="P3">sugar</text:p>
          <text:p text:style-name="P3">surf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3.439cm" svg:height="3.806cm" svg:x="3.721cm" svg:y="12.905cm">
          <draw:text-box>
            <text:p>When the user starts typing a keyword, a drop</text:p>
            <text:p>down menu appears to help pick the word, if it</text:p>
            <text:p>has already been used. The word is selected</text:p>
            <text:p>either by hitting “space bar” or clicking on the</text:p>
            <text:p>right word.</text:p>
          </draw:text-box>
        </draw:frame>
        <draw:frame draw:style-name="gr8" draw:text-style-name="P7" draw:layer="layout" svg:width="8.668cm" svg:height="0.962cm" svg:x="17.51cm" svg:y="8.239cm">
          <draw:text-box>
            <text:p text:style-name="P6"><text:span text:style-name="T1">Keyword Selection Window</text:span></text:p>
          </draw:text-box>
        </draw:frame>
        <draw:frame draw:style-name="gr9" draw:text-style-name="P8" draw:layer="layout" svg:width="5.011cm" svg:height="0.962cm" svg:x="14.589cm" svg:y="21.958cm">
          <draw:text-box>
            <text:p><text:span text:style-name="T2">Keyword Option</text:span></text:p>
          </draw:text-box>
        </draw:frame>
        <draw:custom-shape draw:style-name="gr10" draw:text-style-name="P9" draw:layer="layout" svg:width="11.43cm" svg:height="7.239cm" svg:x="2.54cm" svg:y="18.2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0.16cm" svg:height="6.35cm" svg:x="3.159cm" svg:y="18.6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9.017cm" svg:height="2.413cm" svg:x="3.667cm" svg:y="19.1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017cm" svg:height="2.921cm" svg:x="3.667cm" svg:y="21.82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893cm" svg:height="1.673cm" svg:x="4.81cm" svg:y="19.531cm">
          <draw:text-box>
            <text:p><text:span text:style-name="T3">Sugar</text:span></text:p>
          </draw:text-box>
        </draw:frame>
        <draw:frame draw:style-name="gr15" draw:text-style-name="P10" draw:layer="layout" svg:width="4.528cm" svg:height="1.673cm" svg:x="4.683cm" svg:y="22.425cm">
          <draw:text-box>
            <text:p><text:span text:style-name="T3">Surfing</text:span></text:p>
          </draw:text-box>
        </draw:frame>
        <draw:frame draw:style-name="gr16" draw:text-style-name="P11" draw:layer="layout" svg:width="8.668cm" svg:height="0.962cm" svg:x="14.57cm" svg:y="19.923cm">
          <draw:text-box>
            <text:p><text:span text:style-name="T4">Keyword Selection Contai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34:45.536277364</meta:creation-date>
    <dc:date>2016-01-24T17:57:04.170951612</dc:date>
    <meta:editing-duration>PT11M16S</meta:editing-duration>
    <meta:editing-cycles>4</meta:editing-cycles>
    <meta:generator>LibreOffice/4.4.2.2$Linux_X86_64 LibreOffice_project/40m0$Build-2</meta:generator>
    <meta:document-statistic meta:object-count="16"/>
  </office:meta>
</office:document-meta>
</file>